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e0e8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0e0e8d" officeooo:paragraph-rsid="000e0e8d"/>
    </style:style>
    <style:style style:name="P20" style:family="paragraph" style:parent-style-name="Table_20_Contents">
      <style:text-properties fo:font-weight="bold" officeooo:rsid="000f67fd" officeooo:paragraph-rsid="00117158" style:font-weight-asian="bold" style:font-weight-complex="bold"/>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list-style-name="L1">
      <style:text-properties officeooo:rsid="000e0e8d" officeooo:paragraph-rsid="000e0e8d"/>
    </style:style>
    <style:style style:name="P30" style:family="paragraph" style:parent-style-name="Table_20_Contents">
      <style:text-properties officeooo:rsid="00263131" officeooo:paragraph-rsid="002acf21"/>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29342"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10740c"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Times New Roman" fo:font-size="12pt" style:font-name-asian="ArialMT" style:font-size-asian="12pt" style:font-name-complex="ArialMT" style:font-size-complex="12pt"/>
    </style:style>
    <style:style style:name="T6"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loext:opacity="0%" fo:font-weight="bold"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fc5e7"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5pt" style:font-name-asian="Helvetica-Bold" style:font-size-asian="15pt" style:font-name-complex="Helvetica-Bold" style:font-size-complex="15pt"/>
    </style:style>
    <style:style style:name="T17" style:family="text">
      <style:text-properties style:text-position="super 58%" fo:font-size="15pt" officeooo:rsid="002acf21" style:font-size-asian="15pt" style:font-size-complex="15pt"/>
    </style:style>
    <style:style style:name="T18" style:family="text">
      <style:text-properties style:text-position="super 58%"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19ccc2"/>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40c4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1">Technical Note</text:span></text:h>
      </text:section>
      <text:p text:style-name="Standard">The OpenLCB Standard document appended to this cover sheet has been formally adopted as a NMRA Standard by the NMRA Board of Directors on the date shown in the <text:span text:style-name="T20">Adopted</text:span> column in the <text:span text:style-name="T19">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54685952">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submitted for public comment</text:p>
          </table:table-cell>
        </table:table-row>
        <table:table-row table:style-name="TableLine105553154686720">
          <table:table-cell table:style-name="Table2.A2" office:value-type="string">
            <text:p text:style-name="P13"><text:span text:style-name="Page_20_Number"><text:span text:style-name="T3">Feb 6, 201</text:span></text:span><text:span text:style-name="Page_20_Number"><text:span text:style-name="T4">6</text:span></text:span></text:p>
          </table:table-cell>
          <table:table-cell table:style-name="Table2.A2" office:value-type="string">
            <text:p text:style-name="P20"><text:span text:style-name="Page_20_Number"><text:span text:style-name="T5">Feb 20, 2016</text:span></text:span></text:p>
          </table:table-cell>
          <table:table-cell table:style-name="Table2.C2" office:value-type="string">
            <text:p text:style-name="P19">Minor grammatical corrections and readability improvements as well as the following specific changes:</text:p>
            <text:list xml:id="list516551276" text:style-name="L1">
              <text:list-item>
                <text:p text:style-name="P29">Corrected inverted logic of <text:span text:style-name="T23">Bit 13 Special</text:span> in <text:span text:style-name="T23">2.3.1.1.1 MTI Bit-Fields</text:span> section</text:p>
              </text:list-item>
              <text:list-item>
                <text:p text:style-name="P29">Added discussion about removal of Message Size limits to <text:span text:style-name="T23">2.3.1.2 Message Content</text:span> section</text:p>
              </text:list-item>
              <text:list-item>
                <text:p text:style-name="P29">Added section <text:span text:style-name="T23">2.7.3.4.4 Example: Node obtaining local Alias from full Node ID</text:span></text:p>
              </text:list-item>
            </text:list>
          </table:table-cell>
        </table:table-row>
        <table:table-row table:style-name="TableLine105553154702592">
          <table:table-cell table:style-name="Table2.A2" office:value-type="string">
            <text:p text:style-name="P14"><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6">Changed LCC logo to include the <text:span text:style-name="T26">®</text:span><text:span text:style-name="T27"> symbol</text:span></text:p>
            <text:p text:style-name="P17">Changed “Layout Command Control” to have the <text:span text:style-name="T18">TM</text:span> symbol</text:p>
            <text:p text:style-name="P18">Added <text:span text:style-name="T25">the </text:span>NMRA Legal Disclaimer <text:span text:style-name="T25">fine-print</text:span></text:p>
            <text:p text:style-name="P15">Changed the OpenLCB license to “Creative Commons Attribution-ShareAlike 4.0 International”</text:p>
            <text:p text:style-name="P15"/>
            <text:p text:style-name="P15">Fixe<text:span text:style-name="T28">d</text:span> example where message length was incorrectly displayed</text:p>
          </table:table-cell>
        </table:table-row>
        <table:table-row table:style-name="TableLine10555315470156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fc5e7"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Message Network</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text:span><text:span text:style-name="MT12">3</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3</meta:editing-cycles>
    <meta:editing-duration>PT20H49M23S</meta:editing-duration>
    <meta:generator>LibreOffice/7.0.5.2$MacOSX_X86_64 LibreOffice_project/64390860c6cd0aca4beafafcfd84613dd9dfb63a</meta:generator>
    <dc:date>2021-05-23T21:38:18.318611904</dc:date>
    <meta:printed-by>Bob Jacobsen</meta:printed-by>
    <meta:print-date>2010-09-15T08:46:04</meta:print-date>
    <dc:creator>Alex Shepherd</dc:creator>
    <meta:document-statistic meta:table-count="2" meta:image-count="1" meta:object-count="0" meta:page-count="2" meta:paragraph-count="46" meta:word-count="1250" meta:character-count="8420" meta:non-whitespace-character-count="7193"/>
  </office:meta>
</office:document-meta>
</file>